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7586021334555841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4924060376797549073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3397569678575105395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161600583192346639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8705118784351500624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1622298475310039882" text:style-name="L6">
        <text:list-item>
          <text:p text:style-name="P6">Hoe voeg je een Javascript-file toe aan je HTML-file?</text:p>
          <text:p text:style-name="P6"/>
        </text:list-item>
      </text:list>
      <text:list xml:id="list6841879513823404826" text:style-name="L7">
        <text:list-item>
          <text:p text:style-name="P7">Wat is een “value”?</text:p>
          <text:p text:style-name="P7">Value is bijvoorbeeld een INT of een FLOAT en wordt gebruikt om een getal in variable opslaan.</text:p>
        </text:list-item>
      </text:list>
      <text:list xml:id="list1722102342875211467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7779635726030860925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8974804968091168382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p text:style-name="Standard">11. Wat is een conventie? Wat betekent dat? Wat betekent het voor programmeren in het</text:p>
      <text:p text:style-name="Standard">algemeen en Javascript in het bijzonder?</text:p>
      <text:p text:style-name="Standard">12. Wat is de juiste naamgeving voor de variabele?</text:p>
      <text:p text:style-name="Standard">a. prachtigLeven</text:p>
      <text:p text:style-name="Standard">b. PrachtigLeven</text:p>
      <text:p text:style-name="Standard">c. prachtigleven</text:p>
      <text:p text:style-name="Standard">d. Prachtigleven</text:p>
      <text:p text:style-name="Standard">13. Welke naamgeving voor de variabele is niet syntactische correct?</text:p>
      <text:p text:style-name="Standard">a. $helloworld</text:p>
      <text:p text:style-name="Standard">b. helloworld</text:p>
      <text:p text:style-name="Standard">c. 3hello</text:p>
      <text:p text:style-name="Standard">d. hello_world</text:p>
      <text:p text:style-name="Standard">14. Wat is een syntactische fout?</text:p>
      <text:p text:style-name="Standard">15. Wat is een semantische fout?</text:p>
      <text:p text:style-name="Standard">16. Leg het verschil uit tussen een syntactische en een semantische fout.</text:p>
      <text:p text:style-name="Standard">17. Wat is een datatype? Geef twee voorbeelden van een datatype en leg uit wat deze zijn.</text:p>
      <text:p text:style-name="Standard">18. Waarvoor gebruik je commentaar in je code? Noem drie voorbeelden met uitleg.</text:p>
      <text:p text:style-name="Standard">19. Leg het verschil uit tussen console.log(“herder”) en console.log(herder).</text:p>
      <text:p text:style-name="Standard">20. Wat is een “legacy problem”?</text:p>
      <text:p text:style-name="Standard"/>
      <text:p text:style-name="Standard">21. Combineer de letters met de juiste cijfers.</text:p>
      <text:p text:style-name="Standard">a. Waarde kan veranderen gedurende het uitvoeren van het script</text:p>
      <text:p text:style-name="Standard">b. Waarde kan niet veranderen gedurende het uitvoeren van het script</text:p>
      <text:p text:style-name="Standard"><text:soft-page-break/>c. Niet meer gebruiken voor het declareren van variabelen.</text:p>
      <text:p text:style-name="Standard"/>
      <text:p text:style-name="Standard">1. const</text:p>
      <text:p text:style-name="Standard">2. var</text:p>
      <text:p text:style-name="Standard">3. let</text:p>
      <text:p text:style-name="Standard"/>
      <text:p text:style-name="Standard">22. Is “const alfa;” legaal in Javascript? Waarom?</text:p>
      <text:p text:style-name="Standard">23. Is “let beta;” legaal in Javascript? Waarom?</text:p>
      <text:p text:style-name="Standard">24. Wat is een operator?</text:p>
      <text:p text:style-name="Standard">25. Wat is het verschil tussen “=” en “==”?</text:p>
      <text:p text:style-name="Standard">26. Wat verschijnt er in de console?</text:p>
      <text:p text:style-name="Standard"/>
      <text:p text:style-name="Standard">27. Wat verschijnt er in de console?</text:p>
      <text:p text:style-name="Standard"/>
      <text:p text:style-name="Standard">28. Wat verschijnt er in de console?</text:p>
      <text:p text:style-name="Standard"/>
      <text:p text:style-name="Standard">29. Wat verschijnt er in de console?</text:p>
      <text:p text:style-name="Standard"/>
      <text:p text:style-name="Standard">30. Wat verschijnt er in de console?</text:p>
      <text:p text:style-name="Standard"/>
      <text:p text:style-name="Standard">31. Wat verschijnt er in de console?</text:p>
      <text:p text:style-name="Standard"/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is “operator precedence”? Geef een voorbeeld met code waarbij je “precedence” in actie</text:p>
      <text:p text:style-name="Standard">ziet.</text:p>
      <text:p text:style-name="Standard">38. Wat is de “operator precedence” van “Addition”?</text:p>
      <text:p text:style-name="Standard">39. Wat is de “operator precedence” van “void”?</text:p>
      <text:p text:style-name="Standard">40. Welke operator wordt eerst uitgevoerd “conditional” of “assignment”?</text:p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<text:soft-page-break/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<text:soft-page-break/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1S</meta:editing-duration>
    <meta:editing-cycles>8</meta:editing-cycles>
    <meta:generator>OpenOffice/4.1.13$Win32 OpenOffice.org_project/4113m1$Build-9810</meta:generator>
    <dc:date>2022-11-28T13:44:40.25</dc:date>
    <meta:document-statistic meta:table-count="0" meta:image-count="0" meta:object-count="0" meta:page-count="4" meta:paragraph-count="138" meta:word-count="1092" meta:character-count="6091"/>
    <meta:user-defined meta:name="Info 1"/>
    <meta:user-defined meta:name="Info 2"/>
    <meta:user-defined meta:name="Info 3"/>
    <meta:user-defined meta:name="Info 4"/>
  </office:meta>
</office:document-meta>
</file>